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8173d" officeooo:paragraph-rsid="0018173d"/>
    </style:style>
    <style:style style:name="P9" style:family="paragraph" style:parent-style-name="Table_20_Contents">
      <style:text-properties officeooo:rsid="0018735d" officeooo:paragraph-rsid="0018735d"/>
    </style:style>
    <style:style style:name="P10" style:family="paragraph" style:parent-style-name="Table_20_Contents">
      <style:text-properties officeooo:rsid="0019571b" officeooo:paragraph-rsid="0019571b"/>
    </style:style>
    <style:style style:name="P11" style:family="paragraph" style:parent-style-name="Table_20_Contents">
      <style:text-properties officeooo:rsid="001ae94e" officeooo:paragraph-rsid="001ae94e"/>
    </style:style>
    <style:style style:name="P12" style:family="paragraph" style:parent-style-name="Table_20_Contents">
      <style:text-properties fo:font-style="normal" officeooo:paragraph-rsid="001ae94e" style:font-style-asian="normal" style:font-style-complex="normal"/>
    </style:style>
    <style:style style:name="P13" style:family="paragraph" style:parent-style-name="Table_20_Contents">
      <style:text-properties fo:font-style="normal" officeooo:rsid="001ae94e" officeooo:paragraph-rsid="001ae94e" style:font-style-asian="normal" style:font-style-complex="normal"/>
    </style:style>
    <style:style style:name="P14" style:family="paragraph" style:parent-style-name="Table_20_Contents">
      <style:text-properties officeooo:rsid="001d42ee" officeooo:paragraph-rsid="001d42ee"/>
    </style:style>
    <style:style style:name="P15" style:family="paragraph" style:parent-style-name="Table_20_Contents">
      <style:text-properties officeooo:rsid="001ea3e2" officeooo:paragraph-rsid="001ea3e2"/>
    </style:style>
    <style:style style:name="P16" style:family="paragraph" style:parent-style-name="Table_20_Contents">
      <style:text-properties officeooo:paragraph-rsid="001ea3e2"/>
    </style:style>
    <style:style style:name="P17" style:family="paragraph" style:parent-style-name="Table_20_Contents">
      <style:text-properties officeooo:rsid="001eae9b" officeooo:paragraph-rsid="001eae9b"/>
    </style:style>
    <style:style style:name="P18" style:family="paragraph" style:parent-style-name="Table_20_Contents">
      <style:text-properties officeooo:rsid="00205c8f" officeooo:paragraph-rsid="00205c8f"/>
    </style:style>
    <style:style style:name="P19" style:family="paragraph" style:parent-style-name="Table_20_Contents">
      <style:text-properties officeooo:rsid="0022361d" officeooo:paragraph-rsid="0022361d"/>
    </style:style>
    <style:style style:name="P20" style:family="paragraph" style:parent-style-name="Table_20_Contents">
      <style:text-properties officeooo:paragraph-rsid="0022361d"/>
    </style:style>
    <style:style style:name="P21" style:family="paragraph" style:parent-style-name="Table_20_Contents">
      <style:text-properties officeooo:rsid="00226ece" officeooo:paragraph-rsid="00226ece"/>
    </style:style>
    <style:style style:name="P22" style:family="paragraph" style:parent-style-name="Table_20_Contents">
      <style:text-properties officeooo:rsid="0024c8c2" officeooo:paragraph-rsid="0024c8c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571b"/>
    </style:style>
    <style:style style:name="T4" style:family="text">
      <style:text-properties officeooo:rsid="001ae94e"/>
    </style:style>
    <style:style style:name="T5" style:family="text">
      <style:text-properties officeooo:rsid="001ce021"/>
    </style:style>
    <style:style style:name="T6" style:family="text">
      <style:text-properties officeooo:rsid="001ea3e2"/>
    </style:style>
    <style:style style:name="T7" style:family="text">
      <style:text-properties officeooo:rsid="0022361d"/>
    </style:style>
    <style:style style:name="T8" style:family="text">
      <style:text-properties officeooo:rsid="00231bba"/>
    </style:style>
    <style:style style:name="T9" style:family="text">
      <style:text-properties officeooo:rsid="00246fd0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2. Herramientas de administración de sistemas de archiv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1">En algunos de los apartados de los ejercicios, los realizé en casa, por lo que por ejemplo en los directorios de archivos o paquetes cambian, o solo he dejado el comando con las opciones necesarias para realizar el ejercicio.</text:p>
            <text:p text:style-name="P21"/>
            <text:p text:style-name="Table_20_Contents"/>
            <text:p text:style-name="Table_20_Contents"/>
            <text:p text:style-name="Table_20_Contents"><text:soft-page-break/></text:p>
          </table:table-cell>
        </table:table-row>
      </table:table>
      <text:p text:style-name="Standard"/>
      <text:p text:style-name="P4">b) Cuestionario de conocimientos adquiridos.</text:p>
      <text:p text:style-name="Standard">Mi solución a la <text:span text:style-name="T2">actividad 2.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Una vez que ya tenemos los archivos creados y las particiones virtuales del ejercicio anterior:</text:p>
            <text:p text:style-name="P9">- <text:span text:style-name="T3">Para el</text:span> nombre a la etiqueta del volumen <text:span text:style-name="T3">utilizamos mke2fs -L</text:span></text:p>
            <text:p text:style-name="P9">- <text:span text:style-name="T3">Y para la</text:span> extension al sistema de archivos de los volúmenes <text:span text:style-name="T3">utilizamos -t</text:span></text:p>
            <text:p text:style-name="P9">mke2fs -<text:span text:style-name="T3">L LABEL_ext3 </text:span>-<text:span text:style-name="T3">t ext3 /dev/loop0</text:span></text:p>
            <text:p text:style-name="P10">mke2fs -L LABEL_etx4 -t ext4 /dev/loop1</text:p>
          </table:table-cell>
        </table:table-row>
      </table:table>
      <text:p text:style-name="Standard"/>
      <text:p text:style-name="Standard">Mi solución a la <text:span text:style-name="T2">actividad 2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<text:span text:style-name="T4">(a) Primero podemos ajustar</text:span> el número de montajes <text:span text:style-name="T4">para que </text:span>des<text:span text:style-name="T4">pués</text:span> el sistema de ficheros será controladas por <text:span text:style-name="T4">2fseck</text:span> <text:span text:style-name="T4">con la opción: </text:span></text:p>
            <text:p text:style-name="P13">tune2fs -c</text:p>
            <text:p text:style-name="P12"><text:span text:style-name="T4">Una vez ajustado el numero de montajes, podemos realizar el siguiente proceso estableciendo un valor mayor que el parámetro anterior establecido por la opción -c.</text:span></text:p>
            <text:p text:style-name="P13">Y 2fseck verificará el sistema de archivos en el siguiente reinicio.</text:p>
            <text:p text:style-name="P13">tune2fs -C</text:p>
            <text:p text:style-name="P11">(b) Podemos reservar un numero de bloques para un usuario con el mismo comando tune2fs</text:p>
            <text:p text:style-name="P11">- Siendo la opción -<text:span text:style-name="T5">r</text:span> para el numero de bloques <text:span text:style-name="T5">del sistema de archivos reservados</text:span></text:p>
            <text:p text:style-name="P11">- Y la opción -u para el usuario</text:p>
            <text:p text:style-name="P11">tune2fs -<text:span text:style-name="T5">r [bloques] -u [usario(UID)]</text:span>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2.7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- Podemos listar los paquetes disponibles:</text:p>
            <text:p text:style-name="P14">yum list</text:p>
            <text:p text:style-name="P14">- Listamos los paquetes instalados en el sistema</text:p>
            <text:p text:style-name="P14">yum list installed</text:p>
            <text:p text:style-name="P14">- Eliminamos el paquete:</text:p>
            <text:p text:style-name="P15">yum remove [nombre-paquete]</text:p>
            <text:p text:style-name="P15"><text:soft-page-break/>- Instalamos de nuevo el paquete:</text:p>
            <text:p text:style-name="P15">yum install [nombre-paquete]</text:p>
            <text:p text:style-name="P16"><text:span text:style-name="T6">*Esta sesión de practica la terminé en casa, por lo que no se el nombre del paquete que según en el guión de prácticas nos nombra el profesor.</text:span></text:p>
          </table:table-cell>
        </table:table-row>
      </table:table>
      <text:p text:style-name="Standard"/>
      <text:p text:style-name="Standard">Mi solución a la <text:span text:style-name="T2">actividad 2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7">1. yum list installed → para mostrar los paquetes instalados en el sistema</text:p>
            <text:p text:style-name="P17">rpm -qi udev.i686</text:p>
            <text:p text:style-name="P18">rpm -ql udev.i686</text:p>
            <text:p text:style-name="P18">2. Para mostrar los archivos de configuracion del anterior paquete añadimos la opción -c</text:p>
            <text:p text:style-name="P18">rmp -qc udev.i686</text:p>
            <text:p text:style-name="P18">3. Para mostrar los paquetes requeridos o que tienen depencia sobre el añadimos la opción -R:</text:p>
            <text:p text:style-name="P18">rmp -qR udev.i686</text:p>
            <text:p text:style-name="P19">para mostrar los paquetes requeridos de un paquete no instalado podriamos utilizar el mismo comando con las mismas opciones:</text:p>
            <text:p text:style-name="P19">rmp -qR [nombre-paquete]</text:p>
            <text:p text:style-name="P18">4. <text:span text:style-name="T7">Para instalar el paquete:</text:span></text:p>
            <text:p text:style-name="P19">rpm -i [nombre-paquete]</text:p>
            <text:p text:style-name="P19">5. Para instalar y eliminar el paquete<text:span text:style-name="T9">con depuración</text:span>:</text:p>
            <text:p text:style-name="P19">rpm -i<text:span text:style-name="T8">vv</text:span> [nombre-paquete]</text:p>
            <text:p text:style-name="P20"><text:span text:style-name="T7">rpm -evv [nombre-paquete]</text:span></text:p>
          </table:table-cell>
        </table:table-row>
      </table:table>
      <text:p text:style-name="Standard"/>
      <text:p text:style-name="Standard">Mi solución a la <text:span text:style-name="T2">actividad 2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">Edite la cuota de usuario. Este es el valor predeterminado. </text:p>
            <text:p text:style-name="P22">edquota -u usuario 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3</meta:editing-cycles>
    <meta:creation-date>2011-10-05T09:46:35.67</meta:creation-date>
    <meta:editing-duration>PT22H16M49S</meta:editing-duration>
    <meta:generator>LibreOffice/4.4.2.2$Linux_x86 LibreOffice_project/40m0$Build-2</meta:generator>
    <dc:date>2015-10-10T15:15:28.802636452</dc:date>
    <meta:print-date>2011-10-06T10:39:21.37</meta:print-date>
    <meta:document-statistic meta:table-count="11" meta:image-count="1" meta:object-count="0" meta:page-count="3" meta:paragraph-count="58" meta:word-count="529" meta:character-count="3183" meta:non-whitespace-character-count="2699"/>
    <meta:user-defined meta:name="Información 1"/>
    <meta:user-defined meta:name="Información 2"/>
    <meta:user-defined meta:name="Información 3"/>
    <meta:user-defined meta:name="Información 4"/>
  </office:meta>
</office:document-meta>
</file>